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Heading_20_2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Quotations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Standard">
      <style:text-properties fo:font-size="6pt" style:font-size-asian="5.25pt" style:font-size-complex="6pt"/>
    </style:style>
    <style:style style:name="T1" style:family="text">
      <style:text-properties officeooo:rsid="001dc03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📘 DOCUMENT #2 — RoboChef International Patent Specification (PCT Format) <text:s/></text:span><text:span text:style-name="Strong_20_Emphasis"><text:span text:style-name="T1">new</text:span></text:span></text:h>
      <text:h text:style-name="P2" text:outline-level="3"><text:span text:style-name="Emphasis">“RoboChef: Automated Humanoid Meal Preparation System with Encrypted Ingredient Authorization”</text:span></text:h>
      <text:p text:style-name="P3"><text:span text:style-name="Strong_20_Emphasis">Inventor:</text:span> <text:span text:style-name="Emphasis">Meir Niv</text:span><text:line-break/><text:span text:style-name="Strong_20_Emphasis">Applicant:</text:span> <text:span text:style-name="Emphasis">Meir Niv (Sole Owner)</text:span></text:p>
      <text:p text:style-name="P4"/>
      <text:h text:style-name="P1" text:outline-level="1"><text:span text:style-name="Strong_20_Emphasis">1. Title of the Invention</text:span></text:h>
      <text:p text:style-name="P3"><text:span text:style-name="Strong_20_Emphasis">RoboChef: Automated Humanoid Meal Preparation System with Encrypted Ingredient Authorization and Controlled Food Ecosystem</text:span></text:p>
      <text:p text:style-name="P4"/>
      <text:h text:style-name="P1" text:outline-level="1"><text:span text:style-name="Strong_20_Emphasis">2. Technical Field</text:span></text:h>
      <text:p text:style-name="P3">The invention relates to <text:span text:style-name="Strong_20_Emphasis">robotics</text:span>, <text:span text:style-name="Strong_20_Emphasis">artificial intelligence</text:span>, <text:span text:style-name="Strong_20_Emphasis">culinary automation</text:span>, and <text:span text:style-name="Strong_20_Emphasis">digital food-supply authentication systems</text:span>.<text:line-break/>Specifically, it addresses <text:span text:style-name="Strong_20_Emphasis">humanoid-robotic meal preparation</text:span>, <text:span text:style-name="Strong_20_Emphasis">automated cooking systems</text:span>, and <text:span text:style-name="Strong_20_Emphasis">encrypted ingredient authorization mechanisms</text:span> that regulate food usage, prevent unauthorized supplies, and ensure recipe integrity.</text:p>
      <text:p text:style-name="P4"/>
      <text:h text:style-name="P1" text:outline-level="1"><text:span text:style-name="Strong_20_Emphasis">3. Background of the Invention</text:span></text:h>
      <text:p text:style-name="P3">Existing automatic kitchen systems are limited in one or more of the following ways:</text:p>
      <text:list text:style-name="L1">
        <text:list-item>
          <text:p text:style-name="P5"><text:span text:style-name="Strong_20_Emphasis">Not full-stack</text:span> — they automate only a single task (cutting, mixing, or cooking), but not the complete workflow.</text:p>
        </text:list-item>
        <text:list-item>
          <text:p text:style-name="P5"><text:span text:style-name="Strong_20_Emphasis">Depend on custom machinery</text:span> — they require special mechanical devices rather than using the same appliances humans use.</text:p>
        </text:list-item>
        <text:list-item>
          <text:p text:style-name="P5"><text:span text:style-name="Strong_20_Emphasis">No verification of food origin or quality</text:span> — anyone can insert any ingredient.</text:p>
        </text:list-item>
        <text:list-item>
          <text:p text:style-name="P5"><text:span text:style-name="Strong_20_Emphasis">No secure ecosystem or revenue model</text:span> — impossible to prevent unauthorized third-party ingredients.</text:p>
        </text:list-item>
        <text:list-item>
          <text:p text:style-name="P5"><text:span text:style-name="Strong_20_Emphasis">Not humanoid</text:span> — cannot replicate the complete set of human chef capabilities.</text:p>
        </text:list-item>
      </text:list>
      <text:p text:style-name="P3">There is <text:span text:style-name="Strong_20_Emphasis">no system</text:span> that integrates:</text:p>
      <text:list text:style-name="L2">
        <text:list-item>
          <text:p text:style-name="P6">A humanoid robot that uses <text:span text:style-name="Strong_20_Emphasis">standard, commercially available kitchen appliances</text:span>,</text:p>
        </text:list-item>
        <text:list-item>
          <text:p text:style-name="P6">A secure, encrypted <text:span text:style-name="Strong_20_Emphasis">Authorized Encrypted Code (AEC)</text:span> system that validates each ingredient package,</text:p>
        </text:list-item>
        <text:list-item>
          <text:p text:style-name="P6">A complete end-to-end automated meal preparation flow,</text:p>
        </text:list-item>
        <text:list-item>
          <text:p text:style-name="P6">AI-driven personalization and data-collection feedback,</text:p>
        </text:list-item>
        <text:list-item>
          <text:p text:style-name="P6">A scalable business ecosystem generating licensing revenue.</text:p>
        </text:list-item>
      </text:list>
      <text:p text:style-name="P3">This invention fills that gap.</text:p>
      <text:p text:style-name="P4"/>
      <text:h text:style-name="P1" text:outline-level="1"><text:span text:style-name="Strong_20_Emphasis">4. Summary of the Invention</text:span></text:h>
      <text:p text:style-name="P3">The invention introduces a <text:span text:style-name="Strong_20_Emphasis">humanoid or fully-robotic meal preparation machine</text:span>, “RoboChef”, capable of performing all tasks typically executed by a human chef, including ingredient handling, seasoning, cutting, chopping, mixing, cooking, plating, and recipe execution.</text:p>
      <text:p text:style-name="P3">A unique component is the <text:span text:style-name="Strong_20_Emphasis">Authorized Encrypted Code (AEC)</text:span> system:</text:p>
      <text:list text:style-name="L3">
        <text:list-item>
          <text:p text:style-name="P7">Every ingredient package contains a <text:span text:style-name="Strong_20_Emphasis">daily-rotating encrypted code</text:span>.</text:p>
        </text:list-item>
        <text:list-item>
          <text:p text:style-name="P7">The robot <text:span text:style-name="Strong_20_Emphasis">will not accept</text:span> any ingredient without a valid AEC.</text:p>
        </text:list-item>
        <text:list-item>
          <text:p text:style-name="P7">Codes are produced and sold only by the patent owner.</text:p>
        </text:list-item>
        <text:list-item>
          <text:p text:style-name="P7">Vendors must obtain certification to sell AEC-authorized ingredients.</text:p>
        </text:list-item>
        <text:list-item>
          <text:p text:style-name="P7">The AEC ensures food safety, authenticity, and a sustainable revenue stream.</text:p>
        </text:list-item>
      </text:list>
      <text:p text:style-name="P3">The system integrates:</text:p>
      <text:list text:style-name="L4">
        <text:list-item>
          <text:p text:style-name="P8"><text:span text:style-name="Strong_20_Emphasis">Cloud AI servers</text:span> for recipe updates and personalization,</text:p>
        </text:list-item>
        <text:list-item>
          <text:p text:style-name="P8"><text:span text:style-name="Strong_20_Emphasis">User customization modes</text:span>, including free “extra ingredient” packages,</text:p>
        </text:list-item>
        <text:list-item>
          <text:p text:style-name="P8"><text:span text:style-name="Strong_20_Emphasis">Humanoid training datasets</text:span> so the robot adapts to family preferences,</text:p>
        </text:list-item>
        <text:list-item>
          <text:p text:style-name="P8"><text:span text:style-name="Strong_20_Emphasis">A scalable architecture</text:span> for personal, family, and restaurant sizes.</text:p>
        </text:list-item>
      </text:list>
      <text:p text:style-name="P4"><text:soft-page-break/></text:p>
      <text:h text:style-name="P1" text:outline-level="1"><text:span text:style-name="Strong_20_Emphasis">5. Detailed Description of the Invention</text:span></text:h>
      <text:h text:style-name="P9" text:outline-level="2"><text:span text:style-name="Strong_20_Emphasis">5.1 System Overview</text:span></text:h>
      <text:p text:style-name="P3">The RoboChef system includes:</text:p>
      <text:list text:style-name="L5">
        <text:list-item>
          <text:p text:style-name="P10"><text:span text:style-name="Strong_20_Emphasis">Humanoid Robotic Cooking Unit</text:span></text:p>
        </text:list-item>
        <text:list-item>
          <text:p text:style-name="P10"><text:span text:style-name="Strong_20_Emphasis">Encrypted Ingredient Module (AEC System)</text:span></text:p>
        </text:list-item>
        <text:list-item>
          <text:p text:style-name="P10"><text:span text:style-name="Strong_20_Emphasis">Cloud-based AI Recipe Engine</text:span></text:p>
        </text:list-item>
        <text:list-item>
          <text:p text:style-name="P10"><text:span text:style-name="Strong_20_Emphasis">User Interaction Terminals</text:span></text:p>
        </text:list-item>
        <text:list-item>
          <text:p text:style-name="P10"><text:span text:style-name="Strong_20_Emphasis">Optional Automated Stationary Cooking Machine</text:span></text:p>
        </text:list-item>
        <text:list-item>
          <text:p text:style-name="P10"><text:span text:style-name="Strong_20_Emphasis">Custom Ingredient Package Acceptance Flow</text:span></text:p>
        </text:list-item>
      </text:list>
      <text:h text:style-name="P2" text:outline-level="3">Embodiment A — <text:span text:style-name="Strong_20_Emphasis">Humanoid Version</text:span></text:h>
      <text:p text:style-name="P3">(Primary / strongest patent embodiment)</text:p>
      <text:p text:style-name="P3">The humanoid robot:</text:p>
      <text:list text:style-name="L6">
        <text:list-item>
          <text:p text:style-name="P11">Uses <text:span text:style-name="Strong_20_Emphasis">all existing kitchen appliances</text:span> (microwaves, stoves, ovens, mixers, knives, blenders, frying pans).</text:p>
        </text:list-item>
        <text:list-item>
          <text:p text:style-name="P11">Manipulates utensils using hands or specialized end-effectors.</text:p>
        </text:list-item>
        <text:list-item>
          <text:p text:style-name="P11">Performs all human-chef tasks via AI-driven motor control.</text:p>
        </text:list-item>
        <text:list-item>
          <text:p text:style-name="P11">Receives instructions from recipe code sequences.</text:p>
        </text:list-item>
        <text:list-item>
          <text:p text:style-name="P11">Performs cleaning operations after meal preparation.</text:p>
        </text:list-item>
      </text:list>
      <text:h text:style-name="P2" text:outline-level="3">Embodiment B — <text:span text:style-name="Strong_20_Emphasis">Full Robotic Cooking Machine</text:span></text:h>
      <text:p text:style-name="P3">(Secondary embodiment)</text:p>
      <text:p text:style-name="P3">A fixed robotic unit containing:</text:p>
      <text:list text:style-name="L7">
        <text:list-item>
          <text:p text:style-name="P12">Ingredient storage drawers,</text:p>
        </text:list-item>
        <text:list-item>
          <text:p text:style-name="P12">Preparation modules,</text:p>
        </text:list-item>
        <text:list-item>
          <text:p text:style-name="P12">Heating/cooking chambers,</text:p>
        </text:list-item>
        <text:list-item>
          <text:p text:style-name="P12">Automated plating slide system.</text:p>
        </text:list-item>
      </text:list>
      <text:p text:style-name="P3">Both embodiments <text:span text:style-name="Strong_20_Emphasis">share the same AEC protected ingredient system</text:span>.</text:p>
      <text:p text:style-name="P4"/>
      <text:h text:style-name="P9" text:outline-level="2"><text:span text:style-name="Strong_20_Emphasis">5.2 Authorized Encrypted Code (AEC) Ingredient System</text:span></text:h>
      <text:h text:style-name="P2" text:outline-level="3"><text:span text:style-name="Strong_20_Emphasis">5.2.1 Purpose</text:span></text:h>
      <text:p text:style-name="P3">To:</text:p>
      <text:list text:style-name="L8">
        <text:list-item>
          <text:p text:style-name="P13">Control food quality,</text:p>
        </text:list-item>
        <text:list-item>
          <text:p text:style-name="P13">Prevent unauthorized or unsafe ingredients,</text:p>
        </text:list-item>
        <text:list-item>
          <text:p text:style-name="P13">Protect certified vendors,</text:p>
        </text:list-item>
        <text:list-item>
          <text:p text:style-name="P13">Establish a proprietary revenue model.</text:p>
        </text:list-item>
      </text:list>
      <text:h text:style-name="P2" text:outline-level="3"><text:span text:style-name="Strong_20_Emphasis">5.2.2 Functionality</text:span></text:h>
      <text:list text:style-name="L9">
        <text:list-item>
          <text:p text:style-name="P14">Every ingredient package has an <text:span text:style-name="Strong_20_Emphasis">encrypted tag</text:span>:</text:p>
          <text:list>
            <text:list-item>
              <text:p text:style-name="P14">Barcode,</text:p>
            </text:list-item>
            <text:list-item>
              <text:p text:style-name="P14">QR code,</text:p>
            </text:list-item>
            <text:list-item>
              <text:p text:style-name="P14">RFID chip,</text:p>
            </text:list-item>
            <text:list-item>
              <text:p text:style-name="P14">NFC chip,</text:p>
            </text:list-item>
            <text:list-item>
              <text:p text:style-name="P14">Digital signature.</text:p>
            </text:list-item>
          </text:list>
        </text:list-item>
        <text:list-item>
          <text:p text:style-name="P14">The tag contains:</text:p>
          <text:list>
            <text:list-item>
              <text:p text:style-name="P14"><text:soft-page-break/>Ingredient ID,</text:p>
            </text:list-item>
            <text:list-item>
              <text:p text:style-name="P14">Origin,</text:p>
            </text:list-item>
            <text:list-item>
              <text:p text:style-name="P14">Preparation date,</text:p>
            </text:list-item>
            <text:list-item>
              <text:p text:style-name="P14">Safety indicators,</text:p>
            </text:list-item>
            <text:list-item>
              <text:p text:style-name="P14">Daily rotating master key.</text:p>
            </text:list-item>
          </text:list>
        </text:list-item>
        <text:list-item>
          <text:p text:style-name="P14"><text:span text:style-name="Strong_20_Emphasis">Daily randomized encryption key</text:span> is generated from the cloud.</text:p>
        </text:list-item>
        <text:list-item>
          <text:p text:style-name="P14">RoboChef scans the package:</text:p>
          <text:list>
            <text:list-item>
              <text:p text:style-name="P14">If the AEC is invalid → <text:span text:style-name="Strong_20_Emphasis">rejects the ingredient</text:span>.</text:p>
            </text:list-item>
            <text:list-item>
              <text:p text:style-name="P14">If valid → Breaks the seal automatically and processes the food.</text:p>
            </text:list-item>
          </text:list>
        </text:list-item>
      </text:list>
      <text:h text:style-name="P2" text:outline-level="3"><text:span text:style-name="Strong_20_Emphasis">5.2.3 Vendor Participation</text:span></text:h>
      <text:p text:style-name="P3">Vendors purchase:</text:p>
      <text:list text:style-name="L10">
        <text:list-item>
          <text:p text:style-name="P15"><text:span text:style-name="Strong_20_Emphasis">Daily keys</text:span>,</text:p>
        </text:list-item>
        <text:list-item>
          <text:p text:style-name="P15"><text:span text:style-name="Strong_20_Emphasis">Encrypted label rolls</text:span>,</text:p>
        </text:list-item>
        <text:list-item>
          <text:p text:style-name="P15"><text:span text:style-name="Strong_20_Emphasis">Testing and certification</text:span>.</text:p>
        </text:list-item>
      </text:list>
      <text:p text:style-name="P3">This is the <text:span text:style-name="Strong_20_Emphasis">monetization model</text:span> of the patent.</text:p>
      <text:p text:style-name="P4"/>
      <text:h text:style-name="P9" text:outline-level="2"><text:span text:style-name="Strong_20_Emphasis">5.3 Custom Ingredient Package Mechanism</text:span></text:h>
      <text:list text:style-name="L11">
        <text:list-item>
          <text:p text:style-name="P16">Users may add custom food items (“Custom Pack”).</text:p>
        </text:list-item>
        <text:list-item>
          <text:p text:style-name="P16">RoboChef analyzes, logs, and stores these additions.</text:p>
        </text:list-item>
        <text:list-item>
          <text:p text:style-name="P16">Popular custom additions can be promoted into official AEC-protected offerings.</text:p>
        </text:list-item>
        <text:list-item>
          <text:p text:style-name="P16">All user input contributes to <text:span text:style-name="Strong_20_Emphasis">AI personalization learning</text:span>.</text:p>
        </text:list-item>
      </text:list>
      <text:p text:style-name="P4"/>
      <text:h text:style-name="P9" text:outline-level="2"><text:span text:style-name="Strong_20_Emphasis">5.4 AI Personalization Engine</text:span></text:h>
      <text:list text:style-name="L12">
        <text:list-item>
          <text:p text:style-name="P17">Learns user preferences (salt, spices, portion sizes).</text:p>
        </text:list-item>
        <text:list-item>
          <text:p text:style-name="P17">Learns family dietary patterns.</text:p>
        </text:list-item>
        <text:list-item>
          <text:p text:style-name="P17">Learns household schedule patterns.</text:p>
        </text:list-item>
        <text:list-item>
          <text:p text:style-name="P17">Optimizes cooking speed and taste.</text:p>
        </text:list-item>
        <text:list-item>
          <text:p text:style-name="P17">Recommends meals based on past behavior.</text:p>
        </text:list-item>
      </text:list>
      <text:p text:style-name="P3">The robot becomes <text:span text:style-name="Strong_20_Emphasis">family-trained</text:span>, meaning:</text:p>
      <text:p text:style-name="P18">The humanoid adapts to the home’s unique tastes and habits.</text:p>
      <text:p text:style-name="P4"/>
      <text:h text:style-name="P9" text:outline-level="2"><text:span text:style-name="Strong_20_Emphasis">5.5 Meal Preparation Workflow</text:span></text:h>
      <text:list text:style-name="L13">
        <text:list-item>
          <text:p text:style-name="P19">User selects recipe via device.</text:p>
        </text:list-item>
        <text:list-item>
          <text:p text:style-name="P19">RoboChef fetches ingredients (or accepts custom items).</text:p>
        </text:list-item>
        <text:list-item>
          <text:p text:style-name="P19">Scans for AEC validation.</text:p>
        </text:list-item>
        <text:list-item>
          <text:p text:style-name="P19">Prepares:</text:p>
          <text:list>
            <text:list-item>
              <text:p text:style-name="P19">Washing</text:p>
            </text:list-item>
            <text:list-item>
              <text:p text:style-name="P19">Cutting</text:p>
            </text:list-item>
            <text:list-item>
              <text:p text:style-name="P19">Mixing</text:p>
            </text:list-item>
            <text:list-item>
              <text:p text:style-name="P19">Seasoning</text:p>
            </text:list-item>
            <text:list-item>
              <text:p text:style-name="P19">Heating</text:p>
            </text:list-item>
            <text:list-item>
              <text:p text:style-name="P19">Stirring</text:p>
            </text:list-item>
            <text:list-item>
              <text:p text:style-name="P19"><text:soft-page-break/>Timing</text:p>
            </text:list-item>
            <text:list-item>
              <text:p text:style-name="P19">Plating</text:p>
            </text:list-item>
          </text:list>
        </text:list-item>
        <text:list-item>
          <text:p text:style-name="P19">Records data and feeds it into the cloud training system.</text:p>
        </text:list-item>
        <text:list-item>
          <text:p text:style-name="P19">Serves meal and performs cleanup.</text:p>
        </text:list-item>
      </text:list>
      <text:p text:style-name="P3">Every human chef action has a <text:span text:style-name="Strong_20_Emphasis">robotic equivalent</text:span>, ensuring full functionality.</text:p>
      <text:p text:style-name="P4"/>
      <text:h text:style-name="P1" text:outline-level="1"><text:span text:style-name="Strong_20_Emphasis">6. Claims (Independent + Dependent)</text:span></text:h>
      <text:p text:style-name="P3"><text:span text:style-name="Emphasis">(You can file these EXACT claims for the patent)</text:span></text:p>
      <text:h text:style-name="P2" text:outline-level="3"><text:span text:style-name="Strong_20_Emphasis">Claim 1 (Independent — broadest)</text:span></text:h>
      <text:p text:style-name="P3">A meal preparation system comprising:</text:p>
      <text:list text:style-name="L14">
        <text:list-item>
          <text:p text:style-name="P20">a humanoid robot configured to perform culinary operations using standard kitchen appliances;</text:p>
        </text:list-item>
        <text:list-item>
          <text:p text:style-name="P20">an ingredient verification subsystem configured to authenticate ingredient packages using a daily-rotating Authorized Encrypted Code (AEC);</text:p>
        </text:list-item>
        <text:list-item>
          <text:p text:style-name="P20">a cloud-connected recipe engine generating executable cooking instructions;</text:p>
        </text:list-item>
        <text:list-item>
          <text:p text:style-name="P20">wherein the system rejects any ingredient lacking a valid AEC and proceeds with automated meal preparation upon successful authentication.</text:p>
        </text:list-item>
      </text:list>
      <text:p text:style-name="P4"/>
      <text:h text:style-name="P2" text:outline-level="3"><text:span text:style-name="Strong_20_Emphasis">Claim 2 (Independent — stationary robotic machine)</text:span></text:h>
      <text:p text:style-name="P3">A robotic cooking apparatus comprising integrated modules for ingredient storage, preparation, heating, and plating, further including an ingredient authorization subsystem using AEC-controlled encrypted tags updated daily.</text:p>
      <text:p text:style-name="P4"/>
      <text:h text:style-name="P2" text:outline-level="3"><text:span text:style-name="Strong_20_Emphasis">Claim 3 — Revenue Model Claim</text:span></text:h>
      <text:p text:style-name="P3">A method of monetizing ingredient usage for an automated cooking system by selling encryption codes to food vendors, wherein said codes control ingredient acceptance and thereby regulate the supply chain.</text:p>
      <text:p text:style-name="P4"/>
      <text:h text:style-name="P2" text:outline-level="3">Additional Dependent Claims (examples)</text:h>
      <text:list text:style-name="L15">
        <text:list-item>
          <text:p text:style-name="P21">The system where the AEC is an RFID, NFC, QR, barcode, or digital signature.</text:p>
        </text:list-item>
        <text:list-item>
          <text:p text:style-name="P21">The system where the humanoid robot manipulates commercially available appliances.</text:p>
        </text:list-item>
        <text:list-item>
          <text:p text:style-name="P21">The system where encrypted codes are validated via cloud-based rotating key.</text:p>
        </text:list-item>
        <text:list-item>
          <text:p text:style-name="P21">The system where custom ingredient additions create new recipe data.</text:p>
        </text:list-item>
        <text:list-item>
          <text:p text:style-name="P21">The system where unauthorized ingredients are automatically rejected.</text:p>
        </text:list-item>
        <text:list-item>
          <text:p text:style-name="P21">The system where the robot adapts preferences using AI-trained personalization.</text:p>
        </text:list-item>
        <text:list-item>
          <text:p text:style-name="P21">The system where recipe execution includes cutting, seasoning, stirring, cooking, and plating.</text:p>
        </text:list-item>
        <text:list-item>
          <text:p text:style-name="P21">The system where the robot performs automated post-cooking cleanup.</text:p>
        </text:list-item>
      </text:list>
      <text:p text:style-name="P4"/>
      <text:h text:style-name="P1" text:outline-level="1"><text:span text:style-name="Strong_20_Emphasis">7. Industrial Applicability</text:span></text:h>
      <text:p text:style-name="P3">This invention applies to:</text:p>
      <text:list text:style-name="L16">
        <text:list-item>
          <text:p text:style-name="P22">Residential homes</text:p>
        </text:list-item>
        <text:list-item>
          <text:p text:style-name="P22">Restaurants</text:p>
        </text:list-item>
        <text:list-item>
          <text:p text:style-name="P22">Hotels</text:p>
        </text:list-item>
        <text:list-item>
          <text:p text:style-name="P22">Hospitals</text:p>
        </text:list-item>
        <text:list-item>
          <text:p text:style-name="P22">Cruise ships</text:p>
        </text:list-item>
        <text:list-item>
          <text:p text:style-name="P22">Military bases</text:p>
        </text:list-item>
        <text:list-item>
          <text:p text:style-name="P22">Space missions</text:p>
        </text:list-item>
        <text:list-item>
          <text:p text:style-name="P22"><text:soft-page-break/>Robotics labs</text:p>
        </text:list-item>
        <text:list-item>
          <text:p text:style-name="P22">Smart cities</text:p>
        </text:list-item>
      </text:list>
      <text:p text:style-name="P3">Basically <text:span text:style-name="Strong_20_Emphasis">any location where food is prepared</text:span>.</text:p>
      <text:p text:style-name="P4"/>
      <text:h text:style-name="P1" text:outline-level="1"><text:span text:style-name="Strong_20_Emphasis">8. Conclusion</text:span></text:h>
      <text:p text:style-name="P3">The RoboChef system provides:</text:p>
      <text:list text:style-name="L17">
        <text:list-item>
          <text:p text:style-name="P23">Fully automated humanoid meal preparation,</text:p>
        </text:list-item>
        <text:list-item>
          <text:p text:style-name="P23">Encrypted ingredient enforcement via AEC,</text:p>
        </text:list-item>
        <text:list-item>
          <text:p text:style-name="P23">A new worldwide business model,</text:p>
        </text:list-item>
        <text:list-item>
          <text:p text:style-name="P23">Combined robotics, AI, and secure supply chain innovation.</text:p>
        </text:list-item>
      </text:list>
      <text:p text:style-name="P3">This document is suitable for:</text:p>
      <text:list text:style-name="L18">
        <text:list-item>
          <text:p text:style-name="P24"><text:span text:style-name="Strong_20_Emphasis">Patent attorneys</text:span></text:p>
        </text:list-item>
        <text:list-item>
          <text:p text:style-name="P24"><text:span text:style-name="Strong_20_Emphasis">PCT filing</text:span></text:p>
        </text:list-item>
        <text:list-item>
          <text:p text:style-name="P24"><text:span text:style-name="Strong_20_Emphasis">USPTO filings</text:span></text:p>
        </text:list-item>
        <text:list-item>
          <text:p text:style-name="P24"><text:span text:style-name="Strong_20_Emphasis">Investor presentations</text:span></text:p>
        </text:list-item>
        <text:list-item>
          <text:p text:style-name="P24"><text:span text:style-name="Strong_20_Emphasis">Manufacturing partners</text:span></text:p>
        </text:list-item>
      </text:list>
      <text:p text:style-name="P4"/>
      <text:p text:style-name="P3">If you want, I can now create:</text:p>
      <text:h text:style-name="P2" text:outline-level="3">✅ <text:span text:style-name="Strong_20_Emphasis">DOCUMENT #3 — Technical Drawings &amp; Diagrams (USPTO style)</text:span></text:h>
      <text:h text:style-name="P2" text:outline-level="3">✅ <text:span text:style-name="Strong_20_Emphasis">DOCUMENT #4 — Investor Pitch Version</text:span></text:h>
      <text:h text:style-name="P2" text:outline-level="3">✅ <text:span text:style-name="Strong_20_Emphasis">DOCUMENT #5 — Marketing Summary</text:span></text:h>
      <text:h text:style-name="P2" text:outline-level="3">✅ <text:span text:style-name="Strong_20_Emphasis">DOCUMENT #6 — Claims Expansion (20–40 claims)</text:span></text:h>
      <text:h text:style-name="P2" text:outline-level="3">Or anything else you want next.</text:h>
      <text:p text:style-name="P3">Just tell me:<text:line-break/><text:span text:style-name="Strong_20_Emphasis">“Proceed with Document #3”</text:span> or any document number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4:08:57.894555500</meta:creation-date>
    <dc:date>2025-11-16T14:11:22.923078100</dc:date>
    <meta:editing-duration>PT2M25S</meta:editing-duration>
    <meta:editing-cycles>1</meta:editing-cycles>
    <meta:document-statistic meta:table-count="0" meta:image-count="0" meta:object-count="0" meta:page-count="5" meta:paragraph-count="170" meta:word-count="1207" meta:character-count="8144" meta:non-whitespace-character-count="7202"/>
    <meta:generator>LibreOffice/25.8.2.2$Windows_X86_64 LibreOffice_project/d401f2107ccab8f924a8e2df40f573aab7605b6f</meta:generator>
  </office:meta>
</office:document-meta>
</file>